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list-style-name="L1"/>
    <style:style style:name="P14" style:family="paragraph" style:parent-style-name="Text_20_body" style:list-style-name="L1">
      <style:text-properties fo:font-style="normal" style:text-underline-style="none" style:font-style-asian="normal" style:font-style-complex="normal"/>
    </style:style>
    <style:style style:name="P15" style:family="paragraph" style:parent-style-name="Heading_20_1">
      <style:paragraph-properties fo:break-before="page"/>
    </style:style>
    <style:style style:name="P16" style:family="paragraph" style:parent-style-name="Heading_20_3">
      <style:text-properties style:text-underline-style="none"/>
    </style:style>
    <style:style style:name="P17" style:family="paragraph" style:parent-style-name="Heading_20_2">
      <style:paragraph-properties fo:break-before="page"/>
    </style:style>
    <style:style style:name="P18" style:family="paragraph" style:parent-style-name="Contents_20_1">
      <style:paragraph-properties>
        <style:tab-stops>
          <style:tab-stop style:position="159mm" style:type="right" style:leader-style="dotted" style:leader-text="."/>
        </style:tab-stops>
      </style:paragraph-properties>
    </style:style>
    <style:style style:name="P19" style:family="paragraph" style:parent-style-name="Contents_20_2">
      <style:paragraph-properties>
        <style:tab-stops>
          <style:tab-stop style:position="155.01mm" style:type="right" style:leader-style="dotted" style:leader-text="."/>
        </style:tab-stops>
      </style:paragraph-properties>
    </style:style>
    <style:style style:name="P20" style:family="paragraph" style:parent-style-name="Heading_20_4">
      <style:text-properties style:text-underline-style="none"/>
    </style:style>
    <style:style style:name="P21" style:family="paragraph" style:parent-style-name="List_20_1">
      <style:text-properties fo:font-weight="normal" style:font-weight-asian="normal" style:font-weight-complex="normal"/>
    </style:style>
    <style:style style:name="P22" style:family="paragraph" style:parent-style-name="List_20_1">
      <style:text-properties style:text-underline-style="none"/>
    </style:style>
    <style:style style:name="P23" style:family="paragraph" style:parent-style-name="List_20_1">
      <style:text-properties style:text-underline-style="none" fo:font-weight="normal" style:font-weight-asian="normal" style:font-weight-complex="normal"/>
    </style:style>
    <style:style style:name="P24" style:family="paragraph" style:parent-style-name="List_20_1">
      <style:text-properties style:text-underline-style="none" fo:font-weight="bold" style:font-weight-asian="bold" style:font-weight-complex="bold"/>
    </style:style>
    <style:style style:name="P25" style:family="paragraph" style:parent-style-name="Contents_20_4">
      <style:paragraph-properties>
        <style:tab-stops>
          <style:tab-stop style:position="145.03mm" style:type="right" style:leader-style="dotted" style:leader-text="."/>
        </style:tab-stops>
      </style:paragraph-properties>
    </style:style>
    <style:style style:name="P26" style:family="paragraph" style:parent-style-name="Contents_20_3">
      <style:paragraph-properties>
        <style:tab-stops>
          <style:tab-stop style:position="150.02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style:use-window-font-color="true" style:font-name="Times New Roman"/>
    </style:style>
    <style:style style:name="T18" style:family="text">
      <style:text-properties style:use-window-font-color="true" style:font-name="Times New Roman" fo:font-weight="normal" style:font-weight-asian="normal" style:font-weight-complex="normal"/>
    </style:style>
    <style:style style:name="T19" style:family="text">
      <style:text-properties fo:font-size="12pt" style:font-size-asian="12pt" style:font-size-complex="12pt"/>
    </style:style>
    <style:style style:name="T20" style:family="text">
      <style:text-properties fo:font-weight="bold" style:font-weight-asian="bold" style:font-weight-complex="bold"/>
    </style:style>
    <style:style style:name="T21" style:family="text">
      <style:text-properties style:font-name="Times New Roman" fo:font-size="10pt" style:font-size-asian="10pt" style:font-size-complex="10pt"/>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1534467134" text:style-name="List_20_1">
            <text:list-item>
              <text:p text:style-name="P18">Obsah<text:tab/>1</text:p>
            </text:list-item>
            <text:list-item>
              <text:p text:style-name="P18">1 Úvod<text:tab/>4</text:p>
            </text:list-item>
            <text:list-item>
              <text:p text:style-name="P18">2 WebArchiv<text:tab/>5</text:p>
            </text:list-item>
          </text:list>
          <text:p text:style-name="P19">2.1 O WebArchivu<text:tab/>5</text:p>
          <text:p text:style-name="P19">2.2 Vývoj projektu<text:tab/>6</text:p>
          <text:p text:style-name="P26">2.2.1 Rok 2000<text:tab/>6</text:p>
          <text:p text:style-name="P26">2.2.2 Rok 2001<text:tab/>6</text:p>
          <text:p text:style-name="P26">2.2.3 Rok 2002<text:tab/>6</text:p>
          <text:p text:style-name="P26">2.2.4 Rok 2003<text:tab/>7</text:p>
          <text:p text:style-name="P26">2.2.5 Rok 2004<text:tab/>7</text:p>
          <text:p text:style-name="P26">2.2.6 Rok 2005<text:tab/>7</text:p>
          <text:p text:style-name="P26">2.2.7 Rok 2006<text:tab/>7</text:p>
          <text:p text:style-name="P26">2.2.8 Rok 2007<text:tab/>8</text:p>
          <text:p text:style-name="P26">2.2.9 Rok 2008<text:tab/>8</text:p>
          <text:p text:style-name="P26">2.2.10 Rok 2009<text:tab/>9</text:p>
          <text:p text:style-name="P26">2.2.11 Rok 2010<text:tab/>9</text:p>
          <text:p text:style-name="P26">2.2.12 Rok 2011<text:tab/>9</text:p>
          <text:p text:style-name="P19">2.3 Současný obsah databáze<text:tab/>10</text:p>
          <text:p text:style-name="P19">2.4 Další informace o projektu<text:tab/>11</text:p>
          <text:p text:style-name="P26">2.4.1 Creative Commons<text:tab/>11</text:p>
          <text:p text:style-name="P26">2.4.2 Partneři projektu<text:tab/>11</text:p>
          <text:p text:style-name="P26">2.4.3 Nasmlouvané webové zdroje<text:tab/>12</text:p>
          <text:p text:style-name="P26">2.4.4 Internet Archive<text:tab/>12</text:p>
          <text:p text:style-name="P26">2.4.5 Další spolupráce<text:tab/>13</text:p>
          <text:p text:style-name="P26">2.4.6 Dostupnost informací<text:tab/>13</text:p>
          <text:p text:style-name="P26">2.4.7 Kritéria výběru webových zdrojů<text:tab/>14</text:p>
          <text:p text:style-name="P25">2.4.7.1 Plošná archivace – harvesting<text:tab/>14</text:p>
          <text:p text:style-name="P25">2.4.7.2 Výběrový přístup – konspekt<text:tab/>14</text:p>
          <text:p text:style-name="P25">2.4.7.3 Tematické sbírky<text:tab/>15</text:p>
          <text:p text:style-name="P19">2.5 Starší práce na téma WebArchiv<text:tab/>16</text:p>
          <text:p text:style-name="P26">2.5.1 Systém pro správu procesu archivace webových informačních zdrojů<text:tab/>16</text:p>
          <text:p text:style-name="P26">2.5.2 Identifikace a omezení přístupu k „nevhodným“ stránkám ve webovém archivu<text:tab/>16</text:p>
          <text:p text:style-name="P26">2.5.3 Rozpoznání a archivace českého webu mimo národní doménu<text:tab/>16</text:p>
          <text:p text:style-name="P26">2.5.4 Implementace OAI-PMH pro český WebArchiv<text:tab/>17</text:p>
          <text:p text:style-name="P26">2.5.5 Bibliografický popis elektronických online zdrojů v zahraniční a domácí katalogizační praxi<text:tab/>17</text:p>
          <text:p text:style-name="P26">2.5.6 Zpřístupnění archivu českého webu<text:tab/>17</text:p>
          <text:p text:style-name="P26">2.5.5 Strategie archivace elektronických online zdrojů a politika jejich výběru do digitálního archivu (se zaměřením na český systém WebArchiv)<text:tab/>18</text:p>
          <text:p text:style-name="P19">2.6 Nástroje související s projektem WebArchiv<text:tab/>19</text:p>
          <text:p text:style-name="P26">2.6.1 APACHE TOMCAT<text:tab/>19</text:p>
          <text:p text:style-name="P26">2.6.2 ARCRetriever<text:tab/>19</text:p>
          <text:p text:style-name="P26">2.6.3 DeDuplicator<text:tab/>19</text:p>
          <text:p text:style-name="P26">2.6.4 Generátor URN<text:tab/>19</text:p>
          <text:p text:style-name="P26"><text:soft-page-break/>2.6.5 HERITRIX<text:tab/>19</text:p>
          <text:p text:style-name="P26">2.6.6 ImpEval <text:tab/>20</text:p>
          <text:p text:style-name="P26">2.6.7 NutchWAX<text:tab/>20</text:p>
          <text:p text:style-name="P26">2.6.8 WA ADMIN<text:tab/>20</text:p>
          <text:p text:style-name="P26">2.6.9 WA-CZ<text:tab/>20</text:p>
          <text:p text:style-name="P26">2.6.10 Wayback<text:tab/>21</text:p>
          <text:p text:style-name="P26">2.6.11 WebAnalyzer<text:tab/>21</text:p>
          <text:p text:style-name="P26">2.6.12 Web Curator Tool<text:tab/>21</text:p>
          <text:list xml:id="list1794715871" text:continue-numbering="true" text:style-name="List_20_1">
            <text:list-item>
              <text:p text:style-name="P18">3 Archivační formáty<text:tab/>22</text:p>
            </text:list-item>
          </text:list>
          <text:p text:style-name="P19">3.1 Úvod<text:tab/>22</text:p>
          <text:p text:style-name="P19">3.2 Formát nedlib<text:tab/>23</text:p>
          <text:p text:style-name="P26">3.2.1 Popis standardu nedlib<text:tab/>23</text:p>
          <text:p text:style-name="P26">3.2.2 Výhody nedlib<text:tab/>23</text:p>
          <text:p text:style-name="P26">3.2.3 Nevýhody nedlib<text:tab/>23</text:p>
          <text:p text:style-name="P26">3.2.4 Užití v praxi ve WebArchivu<text:tab/>23</text:p>
          <text:p text:style-name="P19">3.3 Formát arc<text:tab/>24</text:p>
          <text:p text:style-name="P26">3.3.1 Popis standardu arc<text:tab/>24</text:p>
          <text:p text:style-name="P26">3.3.2 Výhody arc<text:tab/>24</text:p>
          <text:p text:style-name="P26">3.3.3 Nevýhody arc<text:tab/>24</text:p>
          <text:p text:style-name="P26">3.3.4 Užití v praxi ve WebArchivu<text:tab/>25</text:p>
          <text:p text:style-name="P19">3.4 Formát warc<text:tab/>26</text:p>
          <text:p text:style-name="P26">3.4.1 Popis standardu warc<text:tab/>26</text:p>
          <text:p text:style-name="P26">3.4.2 Výhody warc<text:tab/>26</text:p>
          <text:p text:style-name="P26">3.4.3 Nevýhody warc<text:tab/>27</text:p>
          <text:p text:style-name="P26">3.4.4 Plánované využití<text:tab/>28</text:p>
          <text:p text:style-name="P26">3.4.5 Deduplikace souborů<text:tab/>28</text:p>
          <text:list xml:id="list1421694773" text:continue-numbering="true" text:style-name="List_20_1">
            <text:list-item>
              <text:p text:style-name="P18">4 Migrace archivu z formátu arc do formátu warc<text:tab/>29</text:p>
            </text:list-item>
          </text:list>
          <text:p text:style-name="P19">4.1 O migraci<text:tab/>29</text:p>
          <text:p text:style-name="P26">4.1.1 Úvod<text:tab/>29</text:p>
          <text:p text:style-name="P26">4.1.2 Britská knihovna<text:tab/>29</text:p>
          <text:p text:style-name="P19">4.2 Použité nástroje<text:tab/>30</text:p>
          <text:p text:style-name="P26">4.2.1 JHOVE<text:tab/>30</text:p>
          <text:p text:style-name="P26">4.2.2 JHOVE2<text:tab/>30</text:p>
          <text:p text:style-name="P25">4.2.2.1 Úvod<text:tab/>30</text:p>
          <text:p text:style-name="P25">4.2.2.2 Podrobnější informace<text:tab/>31</text:p>
          <text:p text:style-name="P26">4.2.3 Jpype<text:tab/>33</text:p>
          <text:p text:style-name="P19">4.3 Testování migračních nástrojů<text:tab/>34</text:p>
          <text:p text:style-name="P26">4.3.1 WARC-TOOLS<text:tab/>34</text:p>
          <text:p text:style-name="P25">4.3.1.1 Kompatibilita s ostatními nástroji<text:tab/>34</text:p>
          <text:p text:style-name="P25">4.3.1.2 Další parametry<text:tab/>35</text:p>
          <text:p text:style-name="P26">4.3.2 WARC-TOOLS / hanzo<text:tab/>35</text:p>
          <text:p text:style-name="P25">4.3.2.1 Kompatibilita s ostatními nástroji<text:tab/>35</text:p>
          <text:p text:style-name="P25">4.3.2.2 Další parametry<text:tab/>35</text:p>
          <text:p text:style-name="P26">4.3.3 WARC-TOOLS / kpk09<text:tab/>36</text:p>
          <text:p text:style-name="P25">4.3.3 1 Kompatibilita s ostatními nástroji<text:tab/>36</text:p>
          <text:p text:style-name="P25">4.3.3.2 Další parametry<text:tab/>36</text:p>
          <text:p text:style-name="P19">4.4 Podobnost WARCTOOLS / hanzo s kpk09<text:tab/>37</text:p>
          <text:p text:style-name="P26"><text:soft-page-break/>4.4.1 Porovnání výstupů pro stejné vstupy<text:tab/>37</text:p>
          <text:p text:style-name="P26">4.4.2 Porovnání zdrojového kódu<text:tab/>37</text:p>
          <text:p text:style-name="P19">4.5 Závěry z porovnávání nástrojů<text:tab/>38</text:p>
          <text:p text:style-name="P19">4.6 Implementace úprav v migračních nástrojích<text:tab/>39</text:p>
          <text:p text:style-name="P26">4.6.1 Úvod<text:tab/>39</text:p>
          <text:p text:style-name="P26">4.6.2 Úprava JHOVE2<text:tab/>39</text:p>
          <text:p text:style-name="P26">4.6.2 Úprava WARCTOOLS. / hanzo<text:tab/>39</text:p>
          <text:p text:style-name="P19">4.7 Výstupy z analýzy obsahu převáděných archivů<text:tab/>41</text:p>
          <text:list xml:id="list382519996" text:continue-numbering="true" text:style-name="List_20_1">
            <text:list-item>
              <text:p text:style-name="P18">5 Závěr<text:tab/>42</text:p>
            </text:list-item>
            <text:list-item>
              <text:p text:style-name="P18">Seznam literatury<text:tab/>43</text:p>
            </text:list-item>
            <text:list-item>
              <text:p text:style-name="P18">Přílohy<text:tab/>45</text:p>
            </text:list-item>
          </text:list>
        </text:index-body>
      </text:table-of-content>
      <text:p text:style-name="P11"/>
      <text:h text:style-name="P15" text:outline-level="1">1 Úvod</text:h>
      <text:p text:style-name="Text_20_body">V dnešní době je internet jedním z hlavních zdrojů a nositel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5"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2153489826"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7"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lt;http://dublincore.org/documents/dces/&gt;.</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Činnost řešitelů byla především zaměřena na vývoj používaného softwaru. Za cíl měli <text:soft-page-break/>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lt;http://www.loc.gov/marc/unimarctomarc21.html&gt;.</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lt;http://www.webarchiv.cz/culture-2000/&gt;.</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text:soft-page-break/>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lt;http://www.archive.org/&gt;.</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text:soft-page-break/>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17"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7"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lt;http://creativecommons.org/&gt;.</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lt;http://www.creativecommons.cz/&gt;.</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lt;http://www.webarchiv.cz/cc2&gt;.</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1245476751" text:continue-numbering="true" text:style-name="List_20_1">
        <text:list-item>
          <text:p text:style-name="P21"><text:span text:style-name="T20">Moravská zemská knihovna</text:span><text:note text:id="ftn10" text:note-class="footnote"><text:note-citation>10</text:note-citation><text:note-body><text:p text:style-name="Footnote">Bližší informace o Moravské zemské knihovně dostupné online na adrese &lt;http://www.mzk.cz&gt;.</text:p></text:note-body></text:note> – provádí výzkum, má za úkol zveřejňovat výsledky výzkumu a publikuje informaci o projektu. Jejím zřizovatelem je Ministerstvo kultury ČR.</text:p>
        </text:list-item>
        <text:list-item>
          <text:p text:style-name="P21"><text:span text:style-name="T20">UVT Masarykovy univerzity</text:span><text:note text:id="ftn11" text:note-class="footnote"><text:note-citation>11</text:note-citation><text:note-body><text:p text:style-name="Footnote">Bližší informace o UVT Masarykovy univerzity dostupné online na adrese &lt;http://www.muni.cz/ics&gt;.</text:p></text:note-body></text:note> – zabývá se výzkumem v oboru digitálních <text:soft-page-break/>knihoven, zpracování a uchování multimédií. </text:p>
        </text:list-item>
        <text:list-item>
          <text:p text:style-name="P21"><text:span text:style-name="T20">CZ.NIC</text:span><text:note text:id="ftn12" text:note-class="footnote"><text:note-citation>12</text:note-citation><text:note-body><text:p text:style-name="Footnote">Bližší informace o organizaci <text:span text:style-name="T7">CZ.NIC</text:span> dostupné online <text:s/>na adrese &lt;http://www.nic.cz/&gt;.</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lt;http://www.webarchiv.cz/partneri&gt;.</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lt;http://www.archive.org/projects/&gt;.</text:p></text:note-body></text:note>.</text:p>
      <text:p text:style-name="Text_20_body">Je nasnadě, že spolupráce řešitelů projektu WebArchiv s týmem Internet Archive je velmi důležitá. Například z hlediska získávání zkušeností, technologií a informací. <text:s/>Projekty <text:soft-page-break/>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8">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lt;http://netpreserve.org/about/index.php&gt;.</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lt;http://www.ndk.cz/&gt;.</text:p></text:note-body></text:note>, která projekt řeší a samozřejmě na stránkách WebArchivu<text:note text:id="ftn17" text:note-class="footnote"><text:note-citation>17</text:note-citation><text:note-body><text:p text:style-name="Footnote">Webové stránky projektu WebArchiv dostupné online na adrese &lt;http://www.webarchiv.cz&gt;.</text:p></text:note-body></text:note>. K nalezení jsou tiskové zprávy,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lt;http://www.ikaros.cz/&gt;.</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oft-page-break/><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text:soft-page-break/>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lt;http://www.webarchiv.cz/tematicke_sbirky/&gt;.</text:p></text:note-body></text:note>. Jedná se například o sbírku na téma: Výročí obsazení Československa 1968, České předsednictví EU, Prezidentské volby 2008.</text:p>
      <text:h text:style-name="P17"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jako </text:span></text:span><text:soft-page-break/><text:span text:style-name="Strong_20_Emphasis"><text:span text:style-name="T7">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20" text:note-class="footnote"><text:note-citation>20</text:note-citation><text:note-body><text:p text:style-name="Footnote">Webové stránky protokolu OAI-PMH dostupné online na adrese &lt;http://www.openarchives.org/OAI/openarchivesprotocol.html&gt;.</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text:soft-page-break/>[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7"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lt;http://tomcat.apache.org/&gt;.</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9">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lt;http://deduplicator.sourceforge.net/&g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lt;http://www.webarchiv.cz/generator/dc_generator.php&gt;.</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lt;http://crawler.archive.org/&gt;.</text:p></text:note-body></text:note>. Je to jeden z nejpoužívanějších crawlerů.</text:p>
      <text:p text:style-name="Text_20_body"><text:soft-page-break/>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lt;http://www.gzip.org/zlib/rfc-gzip.html&gt;.</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6" text:note-class="footnote"><text:note-citation>26</text:note-citation><text:note-body><text:p text:style-name="Footnote">Webové stránky projektu NutchWAX dostupné online na adrese &lt;http://archive-access.sourceforge.net/projects/nutch/&gt;.</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17">V roce 2009 realizoval Adam Brokeš WA Admin v2 v rámci své bakalářské práce s názvem Systém pro správu procesu archivace webových informačních zdrojů</text:span><text:span text:style-name="T17">.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text:soft-page-break/>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lt;http://archive-access.sourceforge.net/projects/wayback/&gt;.</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17">Nástroj vyvinutý</text:span><text:span text:style-name="T17"><text:note text:id="ftn29" text:note-class="footnote"><text:note-citation>29</text:note-citation><text:note-body><text:p text:style-name="Footnote">Webové stránky projektu Web Curator Tool dostupné online na adrese &lt;http://webcurator.sourceforge.net/&gt;.</text:p></text:note-body></text:note></text:span><text:span text:style-name="T17">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5"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7"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 další.</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adrese &lt;http://www.ietf.org/rfc/rfc1321.txt&gt;.</text:span></text:p></text:note-body></text:note></text:span> součtu příslušného souboru. Vyhledávání požadovaného souboru v archivu se realizovalo pomocí indexu s MD5 názvy souboru.</text:p>
      <text:h text:style-name="Heading_20_3" text:outline-level="3">3.2.2 Výhody nedlib</text:h>
      <text:list xml:id="list544714062"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2014921766"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17"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lt;https://webarchive.jira.com/&gt;.</text:p></text:note-body></text:note>. [32] Pro další informace viz též přílohy A, B, C, D, E a G.</text:p>
      <text:h text:style-name="Heading_20_3" text:outline-level="3">3.3.2 Výhody arc</text:h>
      <text:list xml:id="list1033637793" text:continue-numbering="true" text:style-name="List_20_1">
        <text:list-item>
          <text:p text:style-name="List_20_1">Na rozdíl od formátu nedlib je soubor dobře čitelný – soubory stažených webových zdrojů jsou ukládány v archivech a členěny.</text:p>
        </text:list-item>
        <text:list-item>
          <text:p text:style-name="P23">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523606536"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text:soft-page-break/>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7"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lt;http://www.iso.org/iso/iso_catalogue/catalogue_tc/catalogue_detail.htm?csnumber=44717&gt;.</text:p></text:note-body></text:note>. Tento standard byl ustanoven v roce 2009. Vývoj warc standardu ale probíhá již delší dobu.</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2">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2">V přílohách I, J a K nabízím vzorové soubory typu warc, vydané k definici standardu. Dále v přílohách L, M a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1448902188"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text:soft-page-break/>zvažovali pracovníci, jestli tuto funkcionalitu využít. Nakonec se však rozhodli, že časová náročnost řešení, je pro ně důležitější než úspora místa, které by dosáhli deduplikací. [příloha Q]</text:p>
        </text:list-item>
        <text:list-item>
          <text:p text:style-name="P22">Na rozdíl od arc archivů umožňují warc archivy ukládat nejen http odezvy, ale také původní požadavky.</text:p>
        </text:list-item>
        <text:list-item>
          <text:p text:style-name="P22">Warc umí pracovat s více protokoly: HTTP, FTP, NNTP a SMTP.</text:p>
        </text:list-item>
        <text:list-item>
          <text:p text:style-name="P22">Warc umožňují ukládat větší škálu metadat. Je možné přidávat metadata podle vlastních potřeby, což se může využít při speciálních požadavcích určených vnitřní politikou ukládání souborů.</text:p>
        </text:list-item>
        <text:list-item>
          <text:p text:style-name="P23">Nativně umožňuje kompresi dat.</text:p>
        </text:list-item>
        <text:list-item>
          <text:p text:style-name="P23"><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5" text:note-class="footnote"><text:note-citation>35</text:note-citation><text:note-body><text:p text:style-name="Footnote">Popis RFC standardu SHA-1 dostupný online na adrese &lt;http://tools.ietf.org/html/rfc3174&gt;.</text:p></text:note-body></text:note></text:span><text:span text:style-name="T8"> hashovací funkcí pro jednoznačné určení stažených dokumentů.</text:span></text:p>
        </text:list-item>
      </text:list>
      <text:h text:style-name="Heading_20_3" text:outline-level="3">3.4.3 Nevýhody warc</text:h>
      <text:list xml:id="list449340317" text:continue-numbering="true" text:style-name="List_20_1">
        <text:list-item>
          <text:p text:style-name="P22">Neobsahují samoopravný kód – pokud se archiv poruší tak není možné rekonstruovat jeho obsah. To však není dáno vlastnostmi warc archivů, ale tím, že archivy se po vytvoření ještě komprimují nástrojem GZIP.</text:p>
        </text:list-item>
        <text:list-item>
          <text:p text:style-name="P22">Prozatím není vyřešeno, jak efektivně využít možnost ukládání větší škály metadat. Za tímto účelem bude nutno provést další studie.</text:p>
        </text:list-item>
        <text:list-item>
          <text:p text:style-name="P22">Prozatím nejsou implementovány nutné nástroje na práci s warc soubory. Před jejich zavedením v projektu WebArchiv bude potřeba tyto nástroje implementovat.</text:p>
        </text:list-item>
        <text:list-item>
          <text:p text:style-name="P22">Zpětná převoditelnost z warc do arc není prozatím triviálně možná. [33] Tím pádem se nedají případné nové sklizně ve formátu warc zařadit ke starým sklizním ve formátu arc.</text:p>
        </text:list-item>
        <text:list-item>
          <text:p text:style-name="P22">Převod celého archivu do formátu warc bude časově a výpočetně velmi náročný a jakákoliv chyba může znamenat ztrátu dat.</text:p>
        </text:list-item>
      </text:list>
      <text:h text:style-name="Heading_20_3" text:outline-level="3"><text:soft-page-break/>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15"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příloha Q]</text:p>
      <text:h text:style-name="P17" text:outline-level="2">4.2 Použité nástroje</text:h>
      <text:p text:style-name="Text_20_body">Kromě samotných nástrojů pro migrci arc archivů jsem používal i jiné nástroje, zde podávám jejich přehled.</text:p>
      <text:h text:style-name="P16"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lt;http://sourceforge.net/projects/jhove/&gt;.</text:p></text:note-body></text:note>.</text:p>
      <text:h text:style-name="P16" text:outline-level="3">4.2.2 JHOVE2</text:h>
      <text:h text:style-name="P20"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lt;https://bitbucket.org/jhove2/main/descendants&gt;.</text:p></text:note-body></text:note></text:span><text:span text:style-name="T1"> – v rámci distribuovaného verzovacího systému Mercurial na serveru www.bitbucket.com. Je vyvíjen JHOVE2 </text:span><text:span text:style-name="T1">Project </text:span><text:soft-page-break/><text:span text:style-name="T1">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gt;.</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gt;.</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0" text:outline-level="4">4.2.2.2 Podrobnější informace<text:note text:id="ftn41"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pan text:style-name="T5">about that source unit that is indicative of its significant nature and useful for purposes of classification, analysis, and use.</text:span><text:span text:style-name="T2">“ [příloha AF]</text:span></text:p>
      <text:p text:style-name="P3">Charakterizace se skládá ze čtyř procedur:</text:p>
      <text:list xml:id="list1974183616" text:continue-numbering="true" text:style-name="List_20_1">
        <text:list-item>
          <text:p text:style-name="P21"><text:span text:style-name="T3">Identifikace</text:span><text:span text:style-name="T1"> – určení formátu objektu.</text:span></text:p>
        </text:list-item>
        <text:list-item>
          <text:p text:style-name="P24">Feature extraction (extrakce rysů)<text:span text:style-name="T7"> – určení charakteristických rysů objektu.</text:span></text:p>
        </text:list-item>
        <text:list-item>
          <text:p text:style-name="P21"><text:soft-page-break/><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příloha AF]:</text:span></text:p>
      <text:list xml:id="list1253662923" text:style-name="L1">
        <text:list-item>
          <text:p text:style-name="P14">Modulární architektura a práce s plug-iny</text:p>
        </text:list-item>
        <text:list-item>
          <text:p text:style-name="P14">Jednoduché API a design základních modulů</text:p>
        </text:list-item>
        <text:list-item>
          <text:p text:style-name="P14">Bufferovaní I/O operací</text:p>
        </text:list-item>
        <text:list-item>
          <text:p text:style-name="P14">Internacionalizovaný výstup: podporuje více formátů – JSON, XML, text.</text:p>
        </text:list-item>
        <text:list-item>
          <text:p text:style-name="P14">Široká možnost konfigurace nástroje</text:p>
        </text:list-item>
        <text:list-item>
          <text:p text:style-name="P14">Kompletní dokumentace nástroje</text:p>
        </text:list-item>
        <text:list-item>
          <text:p text:style-name="P13"><text:span text:style-name="T9">Široká škála rozpoznatelných objektů</text:span><text:span text:style-name="T10"><text:note text:id="ftn42" text:note-class="footnote"><text:note-citation>42</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3" text:note-class="footnote"><text:note-citation>43</text:note-citation><text:note-body><text:p text:style-name="Footnote">Organizace zabývající se problematikou souborových formátů a softwarových produků s nimi souvisejících. Webové stránky databáze PRONOM dostupné online na adrese &lt;http://www.nationalarchives.gov.uk/PRONOM&gt;.</text:p></text:note-body></text:note></text:span><text:span text:style-name="T10">, respektive objekty, které definují DROID signature files</text:span><text:span text:style-name="T10"><text:note text:id="ftn44" text:note-class="footnote"><text:note-citation>44</text:note-citation><text:note-body><text:p text:style-name="Footnote">DROID (Digital Record Object Identificatio), je nástroj pro automatickou identifikaci formátu soubo<text:span text:style-name="T21">rů</text:span><text:span text:style-name="T16">. Webové stránky nástroje DROID dostupné online na adrese &lt;http://droid.sourceforge.net/&g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pan text:style-name="T8">webových zdrojů. Je podporován a užíván velkým množstvím organizací a dá se říci, že patří mezi uznávaný a standardní nástroj.</text:span></text:p>
      <text:h text:style-name="Heading_20_3" text:outline-level="3"><text:soft-page-break/>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5" text:note-class="footnote"><text:note-citation>45</text:note-citation><text:note-body><text:p text:style-name="Footnote">Webové stránka projektu dostupná online na adrese &lt;http://jpype.sourceforge.net/&gt;.</text:p></text:note-body></text:note> jeho vývojářů. Jeho využití bylo zásadní pro možnost testování převáděných ARC archivů. V příloze AI je archiv s nástrojem Jpype.</text:p>
      <text:h text:style-name="P17"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6</text:note-citation><text:note-body><text:p text:style-name="Footnote"><text:s/>Webové stránky projektu WARCTOOLS dostupná online na adrese &lt;http://code.google.com/p/warc-tools/&gt;.</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2156779133" text:continue-list="list1974183616"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1490216657"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1419369064"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7</text:note-citation><text:note-body><text:p text:style-name="Footnote">Webové stránky projektu WARC-TOOLS / hanzo dostupné online na adrese &lt;http://code.hanzoarchives.com/warc-tools/wiki/Home&gt;.</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811965466"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833805203"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text:soft-page-break/>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48</text:note-citation><text:note-body><text:p text:style-name="Footnote">Webové stránky projektu WARC-TOOLS / kpk09 dostupné online na adrese https://bitbucket.org/kpk09/warc-tools/wiki/Home&gt;.</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0" text:outline-level="4">4.3.3 1 Kompatibilita s ostatními nástroji</text:h>
      <text:list xml:id="list1534956722"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0" text:outline-level="4">4.3.3.2 Další parametry</text:h>
      <text:list xml:id="list503169435" text:continue-numbering="true" text:style-name="List_20_1">
        <text:list-item>
          <text:p text:style-name="P22">Nemá napsané skripty pro hromadnou migraci.</text:p>
        </text:list-item>
        <text:list-item>
          <text:p text:style-name="P22">Při převodu arc souborů nepřibalí k souboru data. Je potřeba mu dávat na vstup arc.gz soubory.</text:p>
        </text:list-item>
        <text:list-item>
          <text:p text:style-name="P22">Po otestování na zkušebním vzorku je textový warc soubor, totožný se souborem z WARCTOOLS / hanzo.</text:p>
        </text:list-item>
        <text:list-item>
          <text:p text:style-name="P22">Nástroj je v současné době vyvíjen.</text:p>
        </text:list-item>
        <text:list-item>
          <text:p text:style-name="P22">Nástroj nemá dokončenou dokumentaci. V manuálu stojí, že vytváří „crappy“ warc soubory. Nástroj pro migraci je údajně převzat z nástroje WARCTOOLS. [příloha Z]</text:p>
        </text:list-item>
      </text:list>
      <text:h text:style-name="P17"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 Výstupy z nástroje WARCDUMP jsem porovnával pomocí nástroje diff<text:note text:id="ftn49" text:note-class="footnote"><text:note-citation>49</text:note-citation><text:note-body><text:p text:style-name="Footnote">Informace o nástroji diff dostupné online na adrese &lt;http://unixhelp.ed.ac.uk/CGI/man-cgi?diff&gt;.</text:p></text:note-body></text:note>. Výsledky byli až na názvy cest k archivům totožné. Testování samotných warc.gz souborů jsem prováděl pomocí nástroje zdiff<text:note text:id="ftn50" text:note-class="footnote"><text:note-citation>50</text:note-citation><text:note-body><text:p text:style-name="Footnote">Informace o nástroji zdiff dostupné online na adrese &lt;http://resin.csoft.net/cgi-bin/man.cgi?section=1&amp;topic=zdiff&gt;. </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315662173" text:continue-numbering="true" text:style-name="List_20_1">
        <text:list-item>
          <text:p text:style-name="List_20_1">Změny ve WARCTOOLS / hanzo, které se neprojevily v druhém nástroji<text:note text:id="ftn51" text:note-class="footnote"><text:note-citation>51</text:note-citation><text:note-body><text:p text:style-name="Footnote">Náhled změn mezi porovnávanými nástroji dostupný online na adrese <text:a xlink:type="simple" xlink:href="https://bitbucket.org/kpk09/warc-tools/compare/hanzo/warc-tools">https://bitbucket.org/kpk09/warc-tools/compare/hanzo/warc-tools</text:a>&gt;. 11.4.2012 šlo o modifikaci ve 34 souborech.</text:p></text:note-body></text:note>. </text:p>
        </text:list-item>
        <text:list-item>
          <text:p text:style-name="List_20_1">Změny v WARCTOOLS /kpk09, které se neprojevily v druhém nástroji<text:note text:id="ftn52" text:note-class="footnote"><text:note-citation>52</text:note-citation><text:note-body><text:p text:style-name="Footnote">Náhled změn mezi porovnávanými nástroji dostupný online na adrese &lt;https://bitbucket.org/kpk09/warc-tools/compare/..hanzo/warc-tools&gt;. 11.4.2012 šlo o modifikaci ve 7 souborech.</text:p></text:note-body></text:note>.</text:p>
        </text:list-item>
      </text:list>
      <text:h text:style-name="P17"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17"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který prak provede všechny operace a vytvoří výstupný soubor.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bylo v mnou implementované třídě umožněno, aby mohl zpracovat libovolné množství souborů najednou. </text:span>JHOVE2 dovede zpracovat díky úpravě libovolné množství souborů a pro ně vytvořit výstupní soubor s analýzou jejich obsahu. Ukázku této třídy je možno najít v příloze AK. </text:p>
      <text:h text:style-name="P16" text:outline-level="3">4.6.2 Úprava <text:bookmark-start text:name="__DdeLink__1633_1653336233"/><text:bookmark-start text:name="__DdeLink__2073_1653336233"/>WARCTOOLS. / hanzo<text:bookmark-end text:name="__DdeLink__1633_1653336233"/><text:bookmark-end text:name="__DdeLink__2073_1653336233"/></text:h>
      <text:p text:style-name="Text_20_body"><text:span text:style-name="T1">Při úpravě nástroje WARCTOOLS. / hanzo stačilo upravit pouze program </text:span><text:span text:style-name="T6">arc2warc.py.</text:span><text:span text:style-name="T9"> </text:span></text:p>
      <text:p text:style-name="Text_20_body"><text:span text:style-name="T9">Bylo nutné provést takové změny, aby bylo možno přímo při jeho běhu spouštět Java aplikaci. A upravit program tak, aby bylo možno přistupovat k jednotlivým souborům uvnitř arc archivu. Dalším problémem bylo, že program JHOVE2 neumožňuje vícenásobné </text:span><text:span text:style-name="T9">spuštění. Opakovaná inicializace by však byla výpočetně velmi náročná</text:span><text:span text:style-name="T9"><text:note text:id="ftn53" text:note-class="footnote"><text:note-citation>53</text:note-citation><text:note-body><text:p text:style-name="Footnote">Typický archiv je má velikost 100 MB a obsahuje stovky až tisíce souborů.</text:p></text:note-body></text:note></text:span><text:span text:style-name="T9">.</text:span></text:p>
      <text:p text:style-name="P2">Program pracuje tak, že během převodu archivu si do dočasného adresáře ukládá jednotlivé soubory, která zpracuje a přidá do warc archivu. Potom, co je warc archiv hotový, <text:soft-page-break/>se spustí JHOVE2, který provede analýzu všech souborů v archivu. Pro tyto účely bylo potřeba použít výše zmíněný nástroj Jpype, který umožňuje efektivně spouštět Java aplikace v rámci skriptů v jazyce Python.</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17" text:outline-level="2">4.7 Výstupy z analýzy obsahu převáděných archivů</text:h>
      <text:h text:style-name="P15" text:outline-level="1">5 Závěr</text:h>
      <text:p text:style-name="Text_20_body">Napiš, že výstupy použiješ jako zprávu pro Národní knihovnu</text:p>
      <text:h text:style-name="P15" text:outline-level="1">Seznam literatury</text:h>
      <text:p text:style-name="seznam_20_literatury">[1] Co je WebArchiv?. WEBARCHIV. <text:span text:style-name="T4">WebArchiv</text:span> [online]. 21.3.2012 [cit. 2012-03-21].Dostupné z: &lt;http://www.webarchiv.cz&gt;.</text:p>
      <text:p text:style-name="seznam_20_literatury">[2] Charakteristika Webarchivu. WEBARCHIV. <text:span text:style-name="T4">Webarchiv</text:span> [online]. 21.3.2012 [cit. 2012-03-21]. Dostupné z: &lt;http://www.webarchiv.cz/wainfo/&gt;.</text:p>
      <text:p text:style-name="seznam_20_literatury">[3]Dokumenty. WEBARCHIV. <text:span text:style-name="T4">Webarchiv</text:span> [online]. 21.3.2012 [cit. 2012-03-21]. Dostupné z: &lt;http://www.webarchiv.cz/dokumenty/&gt;.</text:p>
      <text:p text:style-name="seznam_20_literatury">[4] CELBOVÁ, Ludmila. <text:span text:style-name="T4">Registrace, ochrana a zpřístupnění domácích elektronických zdrojů v síti Internet</text:span>. 2000. Dostupné z: &lt;http://www.webarchiv.cz/files/dokumenty/zpravy/zprava2000.pdf&gt;.</text:p>
      <text:p text:style-name="seznam_20_literatury">[5] CELBOVÁ, Ludmila. <text:span text:style-name="T4">Registrace, ochrana a zpřístupnění domácích elektronických zdrojů v síti Internet</text:span>. 2002. Dostupné z: &lt;http://www.webarchiv.cz/files/dokumenty/zpravy/zprava2001/zprava2001.pdf&gt;.</text:p>
      <text:p text:style-name="seznam_20_literatury">[6] CELBOVÁ, Ludmila. <text:span text:style-name="T4">WebArchiv - vytvoření podmínek pro zpřístupnění českých webových zdrojů: knihovnické, legislativní a technické aspekty</text:span>. 2003. Dostupné z: &lt;http://www.webarchiv.cz/files/dokumenty/zpravy/zprava2002.pdf&gt;.</text:p>
      <text:p text:style-name="seznam_20_literatury">[7] STOKLASOVÁ, Bohdana. <text:span text:style-name="T4">Budování vzájemně kompatibilních informačních systémů pro přístup k </text:span>2004. Dostupné z: &lt;http://webarchiv.cz/files/dokumenty/zpravy/Zamer2004Zpravatextrev.doc&gt;.</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lt;http://webarchiv.cz/files/dokumenty/zpravy/Zamer2005Zpravatext.doc&gt;.</text:p>
      <text:p text:style-name="seznam_20_literatury">[9] CELBOVÁ, Ludmila. <text:span text:style-name="T4">Ochrana a trvalé zpřístupnění webových zdrojů jako součásti národního kulturního dědictví</text:span>. 2006. Dostupné z: &lt;http://webarchiv.cz/files/dokumenty/zpravy/zprava-VaV_2006-final.rtf&gt;.</text:p>
      <text:p text:style-name="seznam_20_literatury">[10] WEBARCHIV. <text:span text:style-name="T4">Zpráva WebArchiv - obnova dat - 2007</text:span>. Brno, 2007. Dostupné z: &lt;https://docs.google.com/Doc?docid=0AbRV47jJIQggZG5qOHJtZF8yNmRjanM1dg&amp;hl=cs&gt;.</text:p>
      <text:p text:style-name="seznam_20_literatury">[11] CELBOVÁ, Ludmila. <text:span text:style-name="T4">Ochrana a trvalé zpřístupnění webových zdrojů jako součásti národního <text:tab/>kulturního dědictví</text:span>. 2007. Dostupné z: &lt;http://webarchiv.cz/files/dokumenty/zpravy/zprava2007.pdf&gt;.</text:p>
      <text:p text:style-name="seznam_20_literatury">[12]COUFAL, Libor. <text:span text:style-name="T4">Ochrana a trvalé zpřístupnění webových zdrojů jako součásti národního kulturního dědictví</text:span>. 2008. Dostupné z: &lt;http://www.webarchiv.cz/files/dokumenty/zpravy/zprava2008.pdf&gt;.</text:p>
      <text:p text:style-name="seznam_20_literatury">[13] WEBARCHIV. <text:span text:style-name="T4">Zpráva WebArchiv - VISK - 2009. Brno, 2009</text:span>. Dostupné z: &lt;https://docs.google.com/Doc?docid=0AbRV47jJIQggZG5qOHJtZF80NngybjZ3aGY&amp;hl=cs&gt;.</text:p>
      <text:p text:style-name="seznam_20_literatury">[14] WEBARCHIV. <text:span text:style-name="T4">Zpráva WebArchiv - Věda a výzkum - 2010</text:span>. Brno, 2010. Dostupné z: &lt;https://docs.google.com/Doc?docid=0AbRV47jJIQggZG5qOHJtZF8xOGZ4YzNoamRy&amp;hl=cs&gt;.</text:p>
      <text:p text:style-name="seznam_20_literatury">[15] WEBARCHIV. <text:span text:style-name="T4">Zpráva WebArchiv - VISK - 2010</text:span>. Brno, 2010. Dostupné z: &lt;https://docs.google.com/Doc?docid=0AbRV47jJIQggZG5qOHJtZF8xN2Q2cnpxcmZm&amp;hl=cs&gt;.</text:p>
      <text:p text:style-name="seznam_20_literatury">[16] Celoplošné sklizně. WEBARCHIV. <text:span text:style-name="T4">Webarchiv</text:span> [online]. 21.3.2012 [cit. 2012-03-21]. Dostupné z: &lt;http://www.webarchiv.cz/celoplosne-sklizne/&gt;.</text:p>
      <text:p text:style-name="seznam_20_literatury">[17] CC info. WEBARCHIV. <text:span text:style-name="T4">Webarchiv</text:span> [online]. 21.3.2012 [cit. 2012-03-21]. Dostupné z: &lt;http://www.webarchiv.cz/ccinfo/&gt;.</text:p>
      <text:p text:style-name="seznam_20_literatury">[18] Gruber, Lukáš. <text:span text:style-name="T4">Licence Creative Commons a perspektiva jejich zavedení do českého prostředí</text:span>. Ikaros <text:soft-page-break/>[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lt;http://www.creativecommons.cz/wp-<text:tab/>content/uploads/dp_petr_jansa_komplet_xmp.pdf&gt;. Diplomová práce. Univerzita Karlova.</text:p>
      <text:p text:style-name="seznam_20_literatury">[20] Partneři projektu. WEBARCHIV. <text:span text:style-name="T4">Webarchiv</text:span> [online]. 21.3.2012 [cit. 2012-03-21]. Dostupné z: &lt;http://www.webarchiv.cz/partneri-projektu/&gt;.</text:p>
      <text:p text:style-name="seznam_20_literatury">[21] Pro vydavatele. WEBARCHIV. <text:span text:style-name="T4">Webarchiv</text:span> [online]. 21.3.2012 [cit. 2012-03-21]. Dostupné z: &lt;http://www.webarchiv.cz/vydavatele/&gt;.</text:p>
      <text:p text:style-name="seznam_20_literatury">[22] Partneři. WEBARCHIV. <text:span text:style-name="T4">Webarchiv</text:span> [online]. 21.3.2012 [cit. 2012-03-21]. Dostupné z: &lt;http://www.webarchiv.cz/partneri&gt;.</text:p>
      <text:p text:style-name="seznam_20_literatury">[23] Doporučit zdroj. WEBARCHIV. <text:span text:style-name="T4">Webarchiv</text:span> [online]. 21.3.2012 [cit. 2012-03-21]. Dostupné z: &lt;http://www.webarchiv.cz/formular-url/&gt;.</text:p>
      <text:p text:style-name="seznam_20_literatury">[24] Kritéria. WEBARCHIV. <text:span text:style-name="T4">Webarchiv</text:span> [online]. 21.3.2012 [cit. 2012-03-21]. Dostupné z: &lt;http://www.webarchiv.cz/kriteria/&gt;.</text:p>
      <text:p text:style-name="seznam_20_literatury">[25] BARTOŠEK, Miroslav. <text:span text:style-name="T4">Systém pro správu procesu archivace webových informačních zdrojů.</text:span> Brno, 2009. Dostupné z: &lt;http://is.muni.cz/th/173018/fi_b/&gt;. Bakalářské práce. Masarykova univerzita.</text:p>
      <text:p text:style-name="seznam_20_literatury">[26] KUSALÍK, Filip. <text:span text:style-name="T4">Identifikace a omezení přístupu k „nevhodným“ stránkám ve webovém archivu</text:span>. Brno, 2009. Dostupné z: &lt;http://is.muni.cz/th/173018/fi_b/&gt;. Bakalářské práce. Masarykova univerzita.</text:p>
      <text:p text:style-name="seznam_20_literatury">[27] VLČEK, Ivan. <text:span text:style-name="T4">Rozpoznání a archivace českého webu mimo národní doménu</text:span><text:span text:style-name="T8">. Brno</text:span>, 2008. Dostupné z: &lt;http://is.muni.cz/th/172585/fi_b/&gt;. Bakalářské práce. Masarykova univerzita.</text:p>
      <text:p text:style-name="seznam_20_literatury">[28] BELLA, Martin. <text:span text:style-name="T4">Implementace OAI-PMH pro český WebArchiv</text:span>. Brno, 2008. Dostupné z: &lt;http://is.muni.cz/th/98989/fi_b&gt;. Bakalářské práce. Masarykova univerzita.</text:p>
      <text:p text:style-name="seznam_20_literatury">[29] JELÍNKOVÁ, Lenka. <text:span text:style-name="T4">Bibliografický popis elektronických online zdrojů v zahraniční a domácí katalogizační praxi</text:span>. Praha, 2006. Dostupné z: &lt;http://www.webarchiv.cz/files/dokumenty/ostatni/DPjelinkova2006.pdf&gt;. Diplomová práce. Univerzita Karlova.</text:p>
      <text:p text:style-name="seznam_20_literatury">[30] MATĚJKA, Lukáš. <text:span text:style-name="T4">Zpřístupnění archivu českého webu</text:span>. Brno, 2006. Dostupné z: &lt;http://is.muni.cz/th/49968/fi_m&gt;.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lt;http://www.webarchiv.cz/files/dokumenty/zpravy/skodova.doc&gt;. Diplomová práce. Univerzita Karlova.</text:p>
      <text:p text:style-name="seznam_20_literatury">[32] Arc File Format Reference. INTERNET ARCHIVE. <text:span text:style-name="T4">Internet Archive</text:span> [online]. [cit. 2012-03-21]. Dostupné z: &lt;http://www.archive.org/web/researcher/ArcFileFormat.php&gt;.</text:p>
      <text:p text:style-name="seznam_20_literatury">[33] ARC to WARC (to ARC). IA Webteam Confluence. <text:span text:style-name="T4">IA Webteam Confluence.</text:span><text:span text:style-name="T8"> [online]. [cit. 2012-03-21]. Dostupné z: &lt;</text:span>https://webarchive.jira.com/wiki/display/Heritrix/ARC+to+WARC+<text:tab/>%28to+ARC%29&gt;.</text:p>
      <text:p text:style-name="textove_20_prilohy_20_komentar"/>
      <text:p text:style-name="Standard">Masanès, Julien (Ed.): Web Archiving. Berlin, Heidelberg, Springer-Verlag, 2006.</text:p>
      <text:h text:style-name="P1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margin-left="7mm" fo:margin-right="0mm" fo:line-height="150%" fo:text-align="start" style:justify-single-word="false" fo:text-indent="-7mm" style:auto-text-indent="false" style:page-number="auto">
        <style:tab-stops/>
      </style:paragraph-properties>
      <style:text-properties fo:font-size="10pt"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5</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3T22:51:59</dc:date>
    <dc:creator>Martin Prokop</dc:creator>
    <meta:editing-duration>P4DT20H41M51S</meta:editing-duration>
    <meta:editing-cycles>2522</meta:editing-cycles>
    <meta:document-statistic meta:table-count="1" meta:image-count="0" meta:object-count="0" meta:page-count="45" meta:paragraph-count="556" meta:word-count="10251" meta:character-count="72458" meta:non-whitespace-character-count="62893"/>
  </office:meta>
</office:document-meta>
</file>